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337FFA9BA75231660A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ntage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Vintage-outline1">
      <style:graphic-properties fo:min-height="7.75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Vintage-title">
      <style:graphic-properties fo:min-height="2.379cm" loext:decorative="false"/>
      <style:paragraph-properties style:writing-mode="lr-tb"/>
    </style:style>
    <style:style style:name="pr5" style:family="presentation" style:parent-style-name="Vintag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Varsayılan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Varsayılan-subtitle">
      <style:graphic-properties draw:fill-color="#ffffff" draw:auto-grow-height="true" fo:min-height="10.619cm" loext:decorative="false"/>
      <style:paragraph-properties style:writing-mode="lr-tb"/>
    </style:style>
    <style:style style:name="pr8" style:family="presentation" style:parent-style-name="Varsayılan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Varsayılan-title">
      <style:graphic-properties fo:min-height="2.629cm" loext:decorative="false"/>
      <style:paragraph-properties style:writing-mode="lr-tb"/>
    </style:style>
    <style:style style:name="pr10" style:family="presentation" style:parent-style-name="Varsayılan-outline1">
      <style:graphic-properties fo:min-height="8.884cm" loext:decorative="false"/>
      <style:paragraph-properties style:writing-mode="lr-tb"/>
    </style:style>
    <style:style style:name="pr1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line-height="200%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draw:frame presentation:style-name="pr1" draw:layer="layout" svg:width="25.199cm" svg:height="2.629cm" svg:x="1.4cm" svg:y="6.6cm" presentation:class="title">
          <draw:text-box>
            <text:p>Windows Form Uygulamaları</text:p>
          </draw:text-box>
        </draw:frame>
        <draw:frame presentation:style-name="pr2" draw:layer="layout" svg:width="24.639cm" svg:height="8.009cm" svg:x="1.4cm" svg:y="9.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draw:frame presentation:style-name="pr4" draw:layer="layout" svg:width="25.199cm" svg:height="2.629cm" svg:x="1.301cm" svg:y="0.871cm" presentation:class="title" presentation:user-transformed="true">
          <draw:text-box>
            <text:p>Windows Form Nedir?</text:p>
          </draw:text-box>
        </draw:frame>
        <draw:frame presentation:style-name="pr2" draw:layer="layout" svg:width="24.639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0">
        <draw:frame presentation:style-name="pr6" draw:layer="layout" svg:width="25.199cm" svg:height="2.629cm" svg:x="1.4cm" svg:y="0.628cm" presentation:class="title">
          <draw:text-box>
            <text:p>Windows Form Nedir?</text:p>
          </draw:text-box>
        </draw:frame>
        <draw:frame presentation:style-name="pr7" draw:text-style-name="P3" draw:layer="layout" svg:width="25.199cm" svg:height="10.619cm" svg:x="1.4cm" svg:y="3.781cm" presentation:class="subtitle" presentation:user-transformed="true">
          <draw:text-box>
            <text:list text:style-name="L2">
              <text:list-item>
                <text:p text:style-name="P2"><text:span text:style-name="T1">Java Form Uygulaması</text:span></text:p>
                <text:list>
                  <text:list-item>
                    <text:p text:style-name="P2"><text:span text:style-name="T1">Swing</text:span></text:p>
                  </text:list-item>
                  <text:list-item>
                    <text:p text:style-name="P2"><text:span text:style-name="T1">AWT</text:span></text:p>
                  </text:list-item>
                </text:list>
              </text:list-item>
              <text:list-item>
                <text:p text:style-name="P2"><text:span text:style-name="T1">Python</text:span></text:p>
                <text:list>
                  <text:list-item>
                    <text:p text:style-name="P2"><text:span text:style-name="T1">Tkinter</text:span></text:p>
                  </text:list-item>
                  <text:list-item>
                    <text:p text:style-name="P2"><text:span text:style-name="T1">PyQt</text:span></text:p>
                  </text:list-item>
                </text:list>
              </text:list-item>
              <text:list-item>
                <text:p text:style-name="P2"><text:span text:style-name="T1">C#</text:span></text:p>
                <text:list>
                  <text:list-item>
                    <text:p text:style-name="P2"><text:span text:style-name="T1">Windows Form</text:span></text:p>
                  </text:list-item>
                  <text:list-item>
                    <text:p text:style-name="P2"><text:span text:style-name="T1">Console</text:span></text:p>
                  </text:list-item>
                  <text:list-item>
                    <text:p text:style-name="P2"><text:span text:style-name="T1">WPF</text:span></text:p>
                  </text:list-item>
                </text:list>
              </text:list-item>
              <text:list-item>
                <text:p text:style-name="P2"><text:span text:style-name="T1">Mobil Uygulamal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Windows Form Elemanları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3">
              <text:list-item>
                <text:p>Button</text:p>
                <text:list>
                  <text:list-item>
                    <text:p>Click</text:p>
                  </text:list-item>
                  <text:list-item>
                    <text:p>mouseover</text:p>
                  </text:list-item>
                </text:list>
              </text:list-item>
              <text:list-item>
                <text:p>Label</text:p>
                <text:list>
                  <text:list-item>
                    <text:p>MouseLeave</text:p>
                  </text:list-item>
                  <text:list-item>
                    <text:p>Click</text:p>
                  </text:list-item>
                </text:list>
              </text:list-item>
              <text:list-item>
                <text:p>Combox</text:p>
                <text:list>
                  <text:list-item>
                    <text:p>Selected</text:p>
                  </text:list-item>
                  <text:list-item>
                    <text:p>....</text:p>
                  </text:list-item>
                </text:list>
              </text:list-item>
              <text:list-item>
                <text:p>GridView</text:p>
                <text:list>
                  <text:list-item>
                    <text:p>Veriler dolduruluduğunda tetiklenen olay</text:p>
                  </text:list-item>
                  <text:list-item>
                    <text:p/>
                  </text:list-item>
                </text:list>
              </text:list-item>
              <text:list-item>
                <text:p>İmage</text:p>
                <text:list>
                  <text:list-item>
                    <text:p>Click</text:p>
                  </text:list-item>
                  <text:list-item>
                    <text:p>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Form Elemanı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Olayları</text:p>
                <text:list>
                  <text:list-item>
                    <text:p>Formload</text:p>
                  </text:list-item>
                  <text:list-item>
                    <text:p>FormClick</text:p>
                  </text:list-item>
                  <text:list-item>
                    <text:p>...</text:p>
                  </text:list-item>
                </text:list>
              </text:list-item>
              <text:list-item>
                <text:p text:style-name="P4">Birden fazla form kullanılabil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Form Uygulamalarının Dağıtımı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Derleme ve Dağıtım Nasıldır</text:p>
              </text:list-item>
              <text:list-item>
                <text:p>Güvenlik Önlemleri Nelerdir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Windows Form Projesi 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Form.cs Dosyası</text:p>
                <text:list>
                  <text:list-item>
                    <text:p>Olaylara bağlanan metotlar bulunur</text:p>
                  </text:list-item>
                  <text:list-item>
                    <text:p>Form kontrollerinin başlatılması</text:p>
                  </text:list-item>
                </text:list>
              </text:list-item>
              <text:list-item>
                <text:p>FormDesigner.cs Dosyası</text:p>
                <text:list>
                  <text:list-item>
                    <text:p>Form kontrollerinin özelliklerini tanımlar</text:p>
                  </text:list-item>
                  <text:list-item>
                    <text:p>Olaylara bağlı metot bildirimleri burada yazılır</text:p>
                  </text:list-item>
                  <text:list-item>
                    <text:p>Visual Studio bu dosyayı kendisi takip ederek doldurur</text:p>
                  </text:list-item>
                </text:list>
              </text:list-item>
              <text:list-item>
                <text:p>Designer Görünümü</text:p>
                <text:list>
                  <text:list-item>
                    <text:p>Form kontrollerinin sürükle bırak şeklinde tasarlanmasını sağ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Form Kontrolleri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Kontrol Properties</text:p>
                <text:list>
                  <text:list-item>
                    <text:p>Kontrole ait görsel özelliklerin yönetilmesini sağlar</text:p>
                  </text:list-item>
                  <text:list-item>
                    <text:p>Kontrolleri özellikleri programatik olarak da düzenlenebilir</text:p>
                  </text:list-item>
                  <text:list-item>
                    <text:p>Her bir kontrolün programlama ortamındaki ismi bildirilir</text:p>
                  </text:list-item>
                </text:list>
              </text:list-item>
              <text:list-item>
                <text:p>Events</text:p>
                <text:list>
                  <text:list-item>
                    <text:p>Kontrole ait olaylara kod yazılmasını sağlar</text:p>
                  </text:list-item>
                  <text:list-item>
                    <text:p>Olay ismine çift tıklanarak ilgili olaya bağlı metot oluşturulması sağlanı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draw:frame presentation:style-name="pr9" draw:layer="layout" svg:width="25.199cm" svg:height="2.629cm" svg:x="1.4cm" svg:y="0.628cm" presentation:class="title">
          <draw:text-box>
            <text:p>Form Kontrolleri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Ta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fo:min-height="7.759cm" loext:decorative="fals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style:font-name="Liberation Serif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11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3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4" draw:text-style-name="MP8" draw:layer="backgroundobjects" svg:width="24.639cm" svg:height="8.009cm" svg:x="1.4cm" svg:y="9.9cm">
        <draw:text-box>
          <text:p/>
        </draw:text-box>
      </draw:frame>
      <draw:frame presentation:style-name="Mpr4" draw:text-style-name="MP10" draw:layer="backgroundobjects" svg:width="6.523cm" svg:height="1.086cm" svg:x="1.399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5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4cm" svg:y="14.348cm" presentation:class="page-number">
        <draw:text-box>
          <text:p text:style-name="MP13"><text:span text:style-name="MT2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7T08:13:44.545000000</meta:creation-date>
    <dc:date>2024-03-27T11:30:11.098000000</dc:date>
    <meta:editing-duration>PT1H49M55S</meta:editing-duration>
    <meta:editing-cycles>4</meta:editing-cycles>
    <meta:generator>LibreOffice/7.6.2.1$Windows_X86_64 LibreOffice_project/56f7684011345957bbf33a7ee678afaf4d2ba333</meta:generator>
    <meta:document-statistic meta:object-count="70"/>
  </office:meta>
</office:document-meta>
</file>